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rame_20_contents">
      <style:text-properties fo:color="#ffffff" officeooo:rsid="0005c8dc" style:font-size-asian="10.5pt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#ff3333" style:background-transparency="0%" draw:fill="solid" draw:fill-color="#ff3333" draw:fill-image-width="0cm" draw:fill-image-height="0cm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width="5.486cm" draw:z-index="0"><draw:text-box fo:min-height="3.014cm"><text:p text:style-name="P1">Asdasda sdasdasd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olán McNamara</meta:initial-creator>
    <meta:creation-date>2015-04-13T16:11:50.799504121</meta:creation-date>
    <dc:date>2015-04-13T16:35:48.346919467</dc:date>
    <dc:creator>Caolán McNamara</dc:creator>
    <meta:editing-duration>PT9M56S</meta:editing-duration>
    <meta:editing-cycles>2</meta:editing-cycles>
    <meta:generator>LibreOfficeDev/4.5.0.0.alpha0$Linux_X86_64 LibreOffice_project/5640ce20309e1d0aabdc254bc2deb0b6d1b81ffe</meta:generator>
    <meta:document-statistic meta:table-count="0" meta:image-count="0" meta:object-count="0" meta:page-count="1" meta:paragraph-count="1" meta:word-count="2" meta:character-count="16" meta:non-whitespace-character-count="15"/>
  </office:meta>
</office:document-meta>
</file>